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style:font-name="FreeSans"/>
    </style:style>
    <style:style style:name="P2" style:family="paragraph" style:parent-style-name="Text_20_body">
      <style:text-properties style:font-name="FreeSans" officeooo:rsid="0025aef7" officeooo:paragraph-rsid="0025aef7"/>
    </style:style>
    <style:style style:name="P3" style:family="paragraph" style:parent-style-name="Heading_20_1">
      <style:text-properties officeooo:rsid="0025aef7" officeooo:paragraph-rsid="0025aef7"/>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JSON Material</text:h>
      <text:p text:style-name="P1"/>
      <text:p text:style-name="P2">JSON materials allow for very complex materials to be created by the user. Using a JSON file, he can allocate all the parameters, autoparameters, textures, Properties that he needs, set the render settings and write custom shadercode to create new effects. It works somewhat similar to the UE4 material editor. and create materials or material templates for other users to use and customize. The only problem currently is, that it is impossible to affect the lighting of the object, since objects can only write to the Gbuffer. Later versions will allow Light materials to be written which will allow for flickering fire, toon lighting or advanced lighting techniq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in" fo:page-height="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9T02:28:58.830133387</meta:creation-date>
    <meta:editing-duration>PT18M51S</meta:editing-duration>
    <meta:editing-cycles>14</meta:editing-cycles>
    <meta:generator>LibreOffice/5.1.4.2$Linux_X86_64 LibreOffice_project/10m0$Build-2</meta:generator>
    <dc:date>2017-01-29T02:47:55.564771638</dc:date>
    <meta:document-statistic meta:table-count="0" meta:image-count="0" meta:object-count="0" meta:page-count="1" meta:paragraph-count="2" meta:word-count="110" meta:character-count="681" meta:non-whitespace-character-count="573"/>
  </office:meta>
</office:document-meta>
</file>